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a7c" officeooo:paragraph-rsid="0006d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xn = <text:s/>LOAD ‘/home/hduser/txns1.txt’ USING Pigstorage(‘,’) AS ( txnid, date, <text:s/>custid, amount:double, category, product, city, state, type);</text:p>
      <text:p text:style-name="P1">txnbytype = group txn by type;</text:p>
      <text:p text:style-name="P1">spendbytype = foreach txnbytype generate group as type , ROUND_TO(SUM(txn.amount ),2) as typesales;</text:p>
      <text:p text:style-name="P1">--dump spendbytype;</text:p>
      <text:p text:style-name="P1">groupall = group spendbytype all;</text:p>
      <text:p text:style-name="P1">totalsales = foreach groupall generate ROUND_TO(SUM(spendbytype.typesales),2) as totsales;</text:p>
      <text:p text:style-name="P1">--dump totsales;</text:p>
      <text:p text:style-name="P1">final = foreach spendbytype generate $0, $1, ROUND_TO(($1/totalsales.totsales)*100,2);</text:p>
      <text:p text:style-name="P1">dump final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1:32:05.695850341</meta:creation-date>
    <dc:date>2017-12-08T01:45:45.753483567</dc:date>
    <meta:editing-duration>PT19S</meta:editing-duration>
    <meta:editing-cycles>1</meta:editing-cycles>
    <meta:document-statistic meta:table-count="0" meta:image-count="0" meta:object-count="0" meta:page-count="1" meta:paragraph-count="9" meta:word-count="65" meta:character-count="524" meta:non-whitespace-character-count="467"/>
    <meta:generator>LibreOffice/5.1.6.2$Linux_X86_64 LibreOffice_project/10m0$Build-2</meta:generator>
  </office:meta>
</office:document-meta>
</file>